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paragraph-rsid="00067418" style:font-size-asian="13pt" style:font-weight-asian="normal" style:font-size-complex="13pt" style:font-weight-complex="normal"/>
    </style:style>
    <style:style style:name="P2" style:family="paragraph" style:parent-style-name="Standard">
      <style:text-properties fo:color="#000000" fo:font-size="13pt" style:text-underline-style="none" fo:font-weight="normal" officeooo:paragraph-rsid="000505e4" style:font-size-asian="13pt" style:font-weight-asian="normal" style:font-size-complex="13pt" style:font-weight-complex="normal"/>
    </style:style>
    <style:style style:name="P3" style:family="paragraph" style:parent-style-name="Standard">
      <style:text-properties fo:color="#000000" fo:font-size="12pt" style:text-underline-style="none" fo:font-weight="normal" officeooo:paragraph-rsid="00055a8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fo:font-weight="normal" officeooo:rsid="00232dc6" officeooo:paragraph-rsid="00067418" style:font-size-asian="13pt" style:font-weight-asian="normal" style:font-size-complex="13pt" style:font-weight-complex="normal"/>
    </style:style>
    <style:style style:name="P5" style:family="paragraph" style:parent-style-name="Standard">
      <style:text-properties fo:color="#000000" style:font-name="Liberation Serif" fo:font-size="12pt" style:text-underline-style="none" fo:font-weight="normal" officeooo:rsid="003495be" officeooo:paragraph-rsid="00055a8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24a3f4" officeooo:paragraph-rsid="0007ea92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067418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07ea92" style:font-size-asian="12pt" style:font-size-complex="12pt"/>
    </style:style>
    <style:style style:name="P13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7ea9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fo:language="en" fo:country="IN" style:text-underline-style="solid" style:text-underline-width="auto" style:text-underline-color="font-color" fo:font-weight="bold" officeooo:rsid="002e0154" officeooo:paragraph-rsid="0006ee96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1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7ea92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055a84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paragraph-rsid="00067418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" fo:font-size="12pt" fo:language="en" fo:country="IN" style:text-underline-style="solid" style:text-underline-width="auto" style:text-underline-color="font-color" fo:font-weight="bold" officeooo:rsid="003495be" officeooo:paragraph-rsid="0007ea92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2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" fo:font-size="12pt" fo:language="en" fo:country="IN" style:text-underline-style="solid" style:text-underline-width="auto" style:text-underline-color="font-color" fo:font-weight="bold" officeooo:rsid="003495be" officeooo:paragraph-rsid="00091e64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2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91e64" style:font-size-asian="12pt" style:font-weight-asian="normal" style:font-size-complex="12pt" style:font-weight-complex="normal"/>
    </style:style>
    <style:style style:name="T1" style:family="text">
      <style:text-properties officeooo:rsid="0023e4a5"/>
    </style:style>
    <style:style style:name="T2" style:family="text">
      <style:text-properties fo:color="#000000"/>
    </style:style>
    <style:style style:name="T3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4" style:family="text">
      <style:text-properties fo:color="#000000" fo:font-size="13pt" style:text-underline-style="none" fo:font-weight="normal" officeooo:rsid="0039e91b" style:font-size-asian="13pt" style:font-weight-asian="normal" style:font-size-complex="13pt" style:font-weight-complex="normal"/>
    </style:style>
    <style:style style:name="T5" style:family="text">
      <style:text-properties fo:color="#000000" fo:font-size="13pt" style:text-underline-style="none" fo:font-weight="normal" officeooo:rsid="003a5461" style:font-size-asian="13pt" style:font-weight-asian="normal" style:font-size-complex="13pt" style:font-weight-complex="normal"/>
    </style:style>
    <style:style style:name="T6" style:family="text">
      <style:text-properties fo:color="#000000" fo:font-size="13pt" style:text-underline-style="none" fo:font-weight="normal" officeooo:rsid="00385b11" style:font-size-asian="13pt" style:font-weight-asian="normal" style:font-size-complex="13pt" style:font-weight-complex="normal"/>
    </style:style>
    <style:style style:name="T7" style:family="text">
      <style:text-properties fo:color="#000000" fo:font-size="13pt" style:text-underline-style="none" fo:font-weight="normal" officeooo:rsid="00335f38" style:font-size-asian="13pt" style:font-weight-asian="normal" style:font-size-complex="13pt" style:font-weight-complex="normal"/>
    </style:style>
    <style:style style:name="T8" style:family="text">
      <style:text-properties fo:color="#000000" fo:font-size="13pt" style:text-underline-style="none" fo:font-weight="normal" officeooo:rsid="00067418" style:font-size-asian="13pt" style:font-weight-asian="normal" style:font-size-complex="13pt" style:font-weight-complex="normal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officeooo:rsid="00091e64" style:font-weight-asian="normal" style:font-weight-complex="normal"/>
    </style:style>
    <style:style style:name="T12" style:family="text">
      <style:text-properties fo:color="#000000" style:text-underline-style="none" fo:font-weight="bold" style:font-weight-asian="bold" style:font-weight-complex="bold"/>
    </style:style>
    <style:style style:name="T13" style:family="text">
      <style:text-properties fo:color="#000000" officeooo:rsid="00367794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officeooo:rsid="00367794"/>
    </style:style>
    <style:style style:name="T16" style:family="text">
      <style:text-properties fo:color="#ff0000" style:text-underline-style="solid" style:text-underline-width="auto" style:text-underline-color="font-color" fo:font-weight="bold" officeooo:rsid="0023e4a5" style:font-weight-asian="bold" style:font-weight-complex="bold"/>
    </style:style>
    <style:style style:name="T17" style:family="text">
      <style:text-properties fo:color="#ff0000" style:text-underline-style="solid" style:text-underline-width="auto" style:text-underline-color="font-color" fo:font-weight="bold" officeooo:rsid="00232dc6" style:font-weight-asian="bold" style:font-weight-complex="bold"/>
    </style:style>
    <style:style style:name="T18" style:family="text">
      <style:text-properties officeooo:rsid="00067418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39e91b" style:font-size-asian="13pt" style:font-size-complex="13pt"/>
    </style:style>
    <style:style style:name="T21" style:family="text">
      <style:text-properties fo:font-size="13pt" officeooo:rsid="003a5461" style:font-size-asian="13pt" style:font-size-complex="13pt"/>
    </style:style>
    <style:style style:name="T22" style:family="text">
      <style:text-properties officeooo:rsid="00091e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Paper-<text:span text:style-name="T18">2</text:span></text:p>
      <text:p text:style-name="P8">__________________________________________________________________________________</text:p>
      <text:p text:style-name="P9"/>
      <text:p text:style-name="P13"><text:span text:style-name="T1">O</text:span>bjective questions:</text:p>
      <text:p text:style-name="P13"/>
      <text:p text:style-name="P1">1) #include&lt;stdio.h&gt;</text:p>
      <text:p text:style-name="P1"><text:s text:c="7"/>main()</text:p>
      <text:p text:style-name="P1"><text:s text:c="7"/>{</text:p>
      <text:p text:style-name="P1"><text:tab/><text:tab/>int i=-3,j=2,k=0,m;<text:tab/></text:p>
      <text:p text:style-name="P1"><text:tab/><text:tab/>m=++i || ++j &amp;&amp; ++k;</text:p>
      <text:p text:style-name="P1"><text:tab/><text:tab/>printf("%d %d %d %d\n",i,j,k,m);</text:p>
      <text:p text:style-name="P1"><text:s text:c="7"/>}</text:p>
      <text:p text:style-name="P1"><text:tab/></text:p>
      <text:p text:style-name="P11"><text:span text:style-name="T20">2</text:span><text:span text:style-name="T19">) </text:span><text:span text:style-name="T3">#include&lt;stdio.h&gt;</text:span></text:p>
      <text:p text:style-name="P1"><text:s text:c="7"/>main()</text:p>
      <text:p text:style-name="P1"><text:s text:c="7"/>{</text:p>
      <text:p text:style-name="P1"><text:tab/><text:tab/>int i=3;</text:p>
      <text:p text:style-name="P1"><text:tab/><text:tab/>int j;</text:p>
      <text:p text:style-name="P1"><text:tab/><text:tab/>j=sizeof(++i + ++i + ++i);</text:p>
      <text:p text:style-name="P1"><text:tab/><text:tab/>printf("i=%d j=%d\n",i,j);</text:p>
      <text:p text:style-name="P1"><text:s text:c="6"/>}</text:p>
      <text:p text:style-name="P11"/>
      <text:p text:style-name="P11"><text:span text:style-name="T4">3</text:span><text:span text:style-name="T3">) #include&lt;stdio.h&gt;</text:span></text:p>
      <text:p text:style-name="P1"><text:s text:c="6"/>main()</text:p>
      <text:p text:style-name="P1"><text:s text:c="6"/>{</text:p>
      <text:p text:style-name="P1"><text:tab/><text:tab/>int a,b,c,d;</text:p>
      <text:p text:style-name="P1"><text:tab/><text:tab/>a=3;</text:p>
      <text:p text:style-name="P1"><text:tab/><text:tab/>b=5;</text:p>
      <text:p text:style-name="P1"><text:tab/><text:tab/>c=a,b;</text:p>
      <text:p text:style-name="P1"><text:tab/><text:tab/>d=(a,b);</text:p>
      <text:p text:style-name="P1"><text:tab/><text:tab/>printf("%d %d\n",c,d);</text:p>
      <text:p text:style-name="P1"><text:s text:c="6"/>}</text:p>
      <text:p text:style-name="P11"/>
      <text:p text:style-name="P11"><text:span text:style-name="T5">4</text:span><text:span text:style-name="T3">) #include&lt;stdio.h&gt;</text:span></text:p>
      <text:p text:style-name="P1"><text:s text:c="6"/>main()</text:p>
      <text:p text:style-name="P1"><text:s text:c="6"/>{</text:p>
      <text:p text:style-name="P1"><text:tab/><text:tab/>int a=0,b;</text:p>
      <text:p text:style-name="P1"><text:tab/><text:tab/>b=(a=0)?2:3;</text:p>
      <text:p text:style-name="P11"><text:span text:style-name="T3"><text:tab/><text:tab/>printf("</text:span><text:span text:style-name="T6">b</text:span><text:span text:style-name="T3">=%d\n",</text:span><text:span text:style-name="T6">b</text:span><text:span text:style-name="T3">);</text:span></text:p>
      <text:p text:style-name="P1"><text:s text:c="6"/>}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5">5</text:span><text:span text:style-name="T3">) #include&lt;stdio.h&gt;</text:span></text:p>
      <text:p text:style-name="P1"><text:s text:c="7"/>main()</text:p>
      <text:p text:style-name="P1"><text:s text:c="7"/>{</text:p>
      <text:p text:style-name="P1"><text:tab/><text:tab/>int a=5,b=6;</text:p>
      <text:p text:style-name="P1"><text:tab/><text:tab/>int max;</text:p>
      <text:p text:style-name="P1"><text:tab/><text:tab/>a&gt;b?max=a:max=b;</text:p>
      <text:p text:style-name="P1"><text:tab/><text:tab/>printf("max=%d\n",max);</text:p>
      <text:p text:style-name="P1"><text:s text:c="7"/>}</text:p>
      <text:p text:style-name="P11"/>
      <text:p text:style-name="P11"><text:span text:style-name="T5">6</text:span><text:span text:style-name="T3">) #include&lt;stdio.h&gt;</text:span></text:p>
      <text:p text:style-name="P1"><text:s text:c="7"/>main()</text:p>
      <text:p text:style-name="P1"><text:s text:c="7"/>{</text:p>
      <text:p text:style-name="P1"><text:tab/><text:tab/>int i=4;</text:p>
      <text:p text:style-name="P1"><text:tab/><text:tab/>switch(i)</text:p>
      <text:p text:style-name="P1"><text:tab/><text:tab/>{</text:p>
      <text:p text:style-name="P1"><text:tab/><text:tab/>default: ;</text:p>
      <text:p text:style-name="P1"><text:tab/><text:tab/>case 3:</text:p>
      <text:p text:style-name="P1"><text:tab/><text:tab/><text:tab/><text:tab/> i+=5;</text:p>
      <text:p text:style-name="P1"><text:tab/><text:tab/><text:tab/><text:tab/> if(i==8)</text:p>
      <text:p text:style-name="P1"><text:tab/><text:tab/><text:tab/> <text:tab/> {</text:p>
      <text:p text:style-name="P1"><text:tab/><text:tab/><text:tab/><text:tab/> <text:tab/>i++;</text:p>
      <text:p text:style-name="P1"><text:tab/><text:tab/><text:tab/><text:tab/> <text:tab/>if(i==9)</text:p>
      <text:p text:style-name="P1"><text:tab/><text:tab/><text:tab/><text:tab/><text:tab/> break;</text:p>
      <text:p text:style-name="P1"><text:tab/><text:tab/><text:tab/><text:tab/> <text:tab/>i*=2;</text:p>
      <text:p text:style-name="P1"><text:tab/><text:tab/><text:tab/><text:tab/> }</text:p>
      <text:p text:style-name="P1"><text:tab/><text:tab/><text:tab/><text:tab/> i-=4;</text:p>
      <text:p text:style-name="P1"><text:tab/><text:tab/><text:tab/><text:tab/> break;</text:p>
      <text:p text:style-name="P1"><text:tab/><text:tab/>case 8:</text:p>
      <text:p text:style-name="P1"><text:tab/><text:tab/><text:tab/> i+=5;</text:p>
      <text:p text:style-name="P1"><text:tab/><text:tab/><text:tab/> break;</text:p>
      <text:p text:style-name="P1"><text:s text:c="8"/>}</text:p>
      <text:p text:style-name="P11"><text:span text:style-name="T3"><text:tab/><text:tab/>printf("i=%d\n",i);</text:span><text:span text:style-name="T7">}</text:span>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5">7</text:span><text:span text:style-name="T3">) #include&lt;stdio.h&gt;</text:span></text:p>
      <text:p text:style-name="P1"><text:s text:c="8"/>main()</text:p>
      <text:p text:style-name="P1"><text:s text:c="8"/>{</text:p>
      <text:p text:style-name="P1"><text:tab/><text:tab/>int q,i,j,count;</text:p>
      <text:p text:style-name="P1"><text:tab/><text:tab/>i=j=0;</text:p>
      <text:p text:style-name="P1"><text:tab/><text:tab/>q=2;</text:p>
      <text:p text:style-name="P1"><text:tab/><text:tab/>count=6;</text:p>
      <text:p text:style-name="P1"><text:tab/><text:tab/>switch(3)</text:p>
      <text:p text:style-name="P1"><text:tab/><text:tab/>{</text:p>
      <text:p text:style-name="P1"><text:tab/><text:tab/><text:tab/>case 0:while(--count&gt;0)</text:p>
      <text:p text:style-name="P1"><text:tab/><text:tab/> <text:s text:c="2"/><text:tab/> <text:s text:c="10"/>{</text:p>
      <text:p text:style-name="P1"><text:tab/><text:tab/><text:tab/> <text:tab/> <text:s text:c="5"/>case 1:++j;</text:p>
      <text:p text:style-name="P1"><text:tab/><text:tab/><text:tab/> <text:tab/> <text:s text:c="5"/>case 2:++i;</text:p>
      <text:p text:style-name="P1"><text:tab/><text:tab/><text:tab/> <text:tab/> <text:s text:c="5"/>case 3: ;</text:p>
      <text:p text:style-name="P1"><text:tab/><text:tab/><text:tab/> <text:tab/> <text:s text:c="5"/>case 4: ;</text:p>
      <text:p text:style-name="P1"><text:tab/><text:tab/><text:tab/> <text:tab/> <text:s text:c="5"/>case 5: ;</text:p>
      <text:p text:style-name="P1"><text:tab/><text:tab/> <text:s text:c="6"/><text:tab/><text:tab/>}</text:p>
      <text:p text:style-name="P1"><text:tab/><text:tab/> <text:s text:c="10"/>printf("%d ",i);</text:p>
      <text:p text:style-name="P1"><text:tab/><text:tab/> <text:s text:c="10"/>printf("%d \n",j);</text:p>
      <text:p text:style-name="P1"><text:tab/> <text:s text:c="7"/>}}</text:p>
      <text:p text:style-name="P11"/>
      <text:p text:style-name="P11"><text:span text:style-name="T5">8</text:span><text:span text:style-name="T3">) #include&lt;stdio.h&gt;</text:span></text:p>
      <text:p text:style-name="P1"><text:s text:c="6"/>#define MAX 100</text:p>
      <text:p text:style-name="P1"><text:s text:c="6"/>#define MIN 100</text:p>
      <text:p text:style-name="P1"><text:s text:c="7"/>main()</text:p>
      <text:p text:style-name="P1"><text:s text:c="7"/>{</text:p>
      <text:p text:style-name="P1"><text:tab/><text:tab/>int x=200;</text:p>
      <text:p text:style-name="P1"><text:tab/><text:tab/>if(x&gt;MAX)</text:p>
      <text:p text:style-name="P1"><text:tab/><text:tab/>x=1;</text:p>
      <text:p text:style-name="P1"><text:tab/><text:tab/>else if(x&lt;MIN)</text:p>
      <text:p text:style-name="P1"><text:tab/><text:tab/>x=0;x=50;</text:p>
      <text:p text:style-name="P11"><text:span text:style-name="T3"><text:tab/><text:tab/>printf("</text:span><text:span text:style-name="T6">x=</text:span><text:span text:style-name="T3">%d\n",x);</text:span></text:p>
      <text:p text:style-name="P1"><text:s text:c="7"/>}</text:p>
      <text:p text:style-name="P11"/>
      <text:p text:style-name="P11"><text:span text:style-name="T21">9</text:span><text:span text:style-name="T19">) <text:s/></text:span><text:span text:style-name="T3">#include&lt;stdio.h&gt;</text:span></text:p>
      <text:p text:style-name="P1"><text:s text:c="8"/>main()</text:p>
      <text:p text:style-name="P1"><text:s text:c="8"/>{</text:p>
      <text:p text:style-name="P1"><text:tab/><text:tab/>int i;</text:p>
      <text:p text:style-name="P1"><text:tab/><text:tab/>for(i=4;i&lt;10;i=i+2)</text:p>
      <text:p text:style-name="P1"><text:tab/><text:tab/>{</text:p>
      <text:p text:style-name="P1"><text:tab/><text:tab/><text:tab/>i=i-2;</text:p>
      <text:p text:style-name="P1"><text:tab/><text:tab/><text:tab/>printf("%d ",i);</text:p>
      <text:p text:style-name="P1"><text:tab/><text:tab/>}</text:p>
      <text:p text:style-name="P1"><text:s text:c="8"/>}</text:p>
      <text:p text:style-name="P11"/>
      <text:p text:style-name="P11"><text:soft-page-break/><text:span text:style-name="T8">1</text:span><text:span text:style-name="T5">0</text:span><text:span text:style-name="T3">) For the below code how many times loop will be rotate</text:span></text:p>
      <text:p text:style-name="P11"/>
      <text:p text:style-name="P1"><text:tab/>for(i=0;i==10;i+=2)</text:p>
      <text:p text:style-name="P4"><text:tab/>printf("HI...\n");</text:p>
      <text:p text:style-name="P2"/>
      <text:p text:style-name="P10"><text:span text:style-name="T16">Theory</text:span><text:span text:style-name="T17"> questions:</text:span></text:p>
      <text:p text:style-name="P10"/>
      <text:p text:style-name="P12"><text:span text:style-name="T2">1</text:span><text:span text:style-name="T13">1</text:span><text:span text:style-name="T2">) <text:s/>Write a program to swap two integers using bitwise operators.</text:span></text:p>
      <text:p text:style-name="P12"><text:span text:style-name="T2">1</text:span><text:span text:style-name="T13">2</text:span><text:span text:style-name="T2">) <text:s/>What are minimum no of iterations for while loop? <text:s/></text:span></text:p>
      <text:p text:style-name="P12"><text:span text:style-name="T2">1</text:span><text:span text:style-name="T13">3</text:span><text:span text:style-name="T2">) <text:s/>What is volatile keyword?</text:span></text:p>
      <text:p text:style-name="P12"><text:span text:style-name="T2">1</text:span><text:span text:style-name="T13">4</text:span><text:span text:style-name="T2">) <text:s/>What are the differences between Arrays &amp; Pointers?</text:span></text:p>
      <text:p text:style-name="P12"><text:span text:style-name="T15">15</text:span>) <text:s/>What is the sizeof char *.</text:p>
      <text:p text:style-name="P12">1<text:span text:style-name="T15">6</text:span>) <text:s/>What is the values <text:s/>for the following.</text:p>
      <text:p text:style-name="P12"><text:s text:c="9"/>a) sizeof 123456 <text:s text:c="5"/>b) sizeof “123456”</text:p>
      <text:p text:style-name="P12"><text:span text:style-name="T15">17</text:span>) <text:s/>What is Array of pointer? Give one example.</text:p>
      <text:p text:style-name="P12"><text:span text:style-name="T15">18</text:span>) <text:s/>What is Pointer to an array? Give one example.</text:p>
      <text:p text:style-name="P12"><text:span text:style-name="T15">19</text:span>) <text:s/>What is the difference between Array of pointer and Pointer to Array?</text:p>
      <text:p text:style-name="P6">2<text:span text:style-name="T15">0</text:span>) <text:s/>What is Function? What are the advantages?</text:p>
      <text:p text:style-name="P3"/>
      <text:p text:style-name="P17">Programming question:</text:p>
      <text:p text:style-name="P16">11) <text:s/><text:span text:style-name="T10">Write a program to delete a desired character in a given string.</text:span></text:p>
      <text:p text:style-name="P14">12) <text:s/>Write a program to convert the characters Upper to Lower and Lower to Upper in a given string.</text:p>
      <text:p text:style-name="P14">13) <text:s/>Write a program to find the no.of times substring is found in a given string.</text:p>
      <text:p text:style-name="P14">14) <text:s/>Write a Program to remove a Specific line from the given text file.</text:p>
      <text:p text:style-name="P16">15) <text:s/><text:span text:style-name="T14">Write a Program to replace the perticular word with another word ( can be any length ) in a given file.</text:span></text:p>
      <text:p text:style-name="P14">1<text:span text:style-name="T22">6</text:span>) <text:s/>Write a Program to copy the one file into multiple destination files which are provided during the loadtime.</text:p>
      <text:p text:style-name="P14">1<text:span text:style-name="T22">7</text:span>) <text:s/>Write a Program to replace the perticular word with another word ( can be any length ) in a given file.</text:p>
      <text:p text:style-name="P19"><text:span text:style-name="T11">18</text:span><text:span text:style-name="T10">) <text:s/>Write a Program to implement</text:span><text:span text:style-name="T9"> sort</text:span><text:span text:style-name="T10"> command.</text:span></text:p>
      <text:p text:style-name="P21"><text:span text:style-name="T22">19</text:span>) <text:s/>Write a program to compare two strings without using strcmp function.</text:p>
      <text:p text:style-name="P20"><text:span text:style-name="T11">20</text:span><text:span text:style-name="T10">) <text:s/>Write a program to delete a desired character in a given string.</text:span></text:p>
      <text:p text:style-name="P1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07T00:44:32.314948775</dc:date>
    <meta:editing-duration>PT8M45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4" meta:paragraph-count="135" meta:word-count="435" meta:character-count="3072" meta:non-whitespace-character-count="2260"/>
  </office:meta>
</office:document-meta>
</file>